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68.64pt"/>
    </style:style>
    <style:style style:name="co11" style:family="table-column">
      <style:table-column-properties fo:break-before="auto" style:column-width="144.99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xalid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Oxalis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cetosell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etosell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ennaria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Antennar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tennaria rosea subsp. rosea</text:p>
          </table:table-cell>
          <table:table-cell/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39:25.726473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42:40.220701049</dc:date>
    <meta:editing-duration>PT2H7M12S</meta:editing-duration>
    <meta:editing-cycles>22</meta:editing-cycles>
    <meta:generator>LibreOffice/6.0.7.3$Linux_X86_64 LibreOffice_project/00m0$Build-3</meta:generator>
    <meta:document-statistic meta:table-count="9" meta:cell-count="222" meta:object-count="0"/>
  </office:meta>
</office:document-meta>
</file>